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99ccff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99" draw:textarea-horizontal-align="justify" draw:textarea-vertical-align="middle" draw:auto-grow-height="false" fo:min-height="1.494cm" fo:min-width="2.14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99ccff" draw:textarea-horizontal-align="justify" draw:textarea-vertical-align="middle" draw:auto-grow-height="false" fo:min-height="1.494cm" fo:min-width="2.14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99ccff" draw:textarea-horizontal-align="justify" draw:textarea-vertical-align="middle" draw:auto-grow-height="false" fo:min-height="1.494cm" fo:min-width="3.93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9.347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979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54cm" svg:x="11.579cm" svg:y="4.81cm">
          <text:p text:style-name="P1"><text:span text:style-name="T1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81cm" svg:height="2.54cm" svg:x="1.419cm" svg:y="8.62cm">
          <text:p text:style-name="P1"><text:span text:style-name="T1">accou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81cm" svg:height="2.54cm" svg:x="7.769cm" svg:y="8.62cm">
          <text:p text:style-name="P1"><text:span text:style-name="T1">test_ord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81cm" svg:height="2.54cm" svg:x="7.769cm" svg:y="12.43cm">
          <text:p text:style-name="P1"><text:span text:style-name="T1">test_date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6.35cm" svg:height="2.54cm" svg:x="15.568cm" svg:y="12.43cm">
          <text:p text:style-name="P1"><text:span text:style-name="T1">D4:3D:7E:38:3B: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81cm" svg:height="2.54cm" svg:x="21.918cm" svg:y="8.62cm">
          <text:p text:style-name="P1"><text:span text:style-name="T1">sy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6.35cm" svg:height="2.54cm" svg:x="25.728cm" svg:y="12.43cm">
          <text:p text:style-name="P1"><text:span text:style-name="T1">A3:56:1F:07:BB:C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3.81cm" svg:height="2.54cm" svg:x="14.171cm" svg:y="16.24cm">
          <text:p text:style-name="P1"><text:span text:style-name="T1">accou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3.81cm" svg:height="2.54cm" svg:x="24.458cm" svg:y="16.24cm">
          <text:p text:style-name="P1"><text:span text:style-name="T1">accou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3.81cm" svg:height="2.54cm" svg:x="19.378cm" svg:y="16.24cm">
          <text:p text:style-name="P1"><text:span text:style-name="T1">test_ord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3.81cm" svg:height="2.54cm" svg:x="19.378cm" svg:y="20.05cm">
          <text:p text:style-name="P1"><text:span text:style-name="T1">test_date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3.81cm" svg:height="2.54cm" svg:x="29.538cm" svg:y="16.24cm">
          <text:p text:style-name="P1"><text:span text:style-name="T1">test_ord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3.81cm" svg:height="2.54cm" svg:x="29.538cm" svg:y="20.05cm">
          <text:p text:style-name="P1"><text:span text:style-name="T1">test_date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0.179cm" draw:transform="rotate (-1.5707963267949) translate (11.579cm 2.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6" draw:text-style-name="P4" draw:layer="layout" draw:type="line" svg:x1="12.849cm" svg:y1="7.35cm" svg:x2="3.324cm" svg:y2="8.62cm" draw:start-shape="id1" draw:start-glue-point="8" draw:end-shape="id2" draw:end-glue-point="4" svg:d="M12849 7350l-9525 1270" svg:viewBox="0 0 9526 1271">
          <text:p/>
        </draw:connector>
        <draw:connector draw:style-name="gr6" draw:text-style-name="P4" draw:layer="layout" draw:type="line" svg:x1="12.849cm" svg:y1="7.35cm" svg:x2="9.674cm" svg:y2="8.62cm" draw:start-shape="id1" draw:start-glue-point="8" draw:end-shape="id3" draw:end-glue-point="4" svg:d="M12849 7350l-3175 1270" svg:viewBox="0 0 3176 1271">
          <text:p/>
        </draw:connector>
        <draw:connector draw:style-name="gr6" draw:text-style-name="P4" draw:layer="layout" draw:type="line" svg:x1="23.823cm" svg:y1="8.62cm" svg:x2="12.849cm" svg:y2="7.35cm" draw:start-shape="id4" draw:start-glue-point="4" draw:end-shape="id1" draw:end-glue-point="8" svg:d="M23823 8620l-10974-1270" svg:viewBox="0 0 10975 1271">
          <text:p/>
        </draw:connector>
        <draw:connector draw:style-name="gr6" draw:text-style-name="P4" draw:layer="layout" draw:type="line" svg:x1="9.674cm" svg:y1="11.16cm" svg:x2="9.674cm" svg:y2="12.43cm" draw:start-shape="id3" draw:start-glue-point="8" draw:end-shape="id5" draw:end-glue-point="4" svg:d="M9674 11160v1270" svg:viewBox="0 0 1 1271">
          <text:p/>
        </draw:connector>
        <draw:connector draw:style-name="gr6" draw:text-style-name="P4" draw:layer="layout" draw:type="line" svg:x1="23.823cm" svg:y1="11.16cm" svg:x2="18.743cm" svg:y2="12.43cm" draw:start-shape="id4" draw:start-glue-point="8" draw:end-shape="id6" draw:end-glue-point="4" svg:d="M23823 11160l-5080 1270" svg:viewBox="0 0 5081 1271">
          <text:p/>
        </draw:connector>
        <draw:connector draw:style-name="gr6" draw:text-style-name="P4" draw:layer="layout" draw:type="line" svg:x1="28.903cm" svg:y1="12.43cm" svg:x2="23.823cm" svg:y2="11.16cm" draw:start-shape="id7" draw:start-glue-point="4" draw:end-shape="id4" draw:end-glue-point="8" svg:d="M28903 12430l-5080-1270" svg:viewBox="0 0 5081 1271">
          <text:p/>
        </draw:connector>
        <draw:connector draw:style-name="gr6" draw:text-style-name="P4" draw:layer="layout" draw:type="line" svg:x1="18.743cm" svg:y1="14.97cm" svg:x2="16.076cm" svg:y2="16.24cm" draw:start-shape="id6" draw:start-glue-point="8" draw:end-shape="id8" draw:end-glue-point="4" svg:d="M18743 14970l-2667 1270" svg:viewBox="0 0 2668 1271">
          <text:p/>
        </draw:connector>
        <draw:connector draw:style-name="gr6" draw:text-style-name="P4" draw:layer="layout" draw:type="line" svg:x1="21.283cm" svg:y1="16.24cm" svg:x2="18.743cm" svg:y2="14.97cm" draw:start-shape="id9" draw:start-glue-point="4" draw:end-shape="id6" draw:end-glue-point="8" svg:d="M21283 16240l-2540-1270" svg:viewBox="0 0 2541 1271">
          <text:p/>
        </draw:connector>
        <draw:connector draw:style-name="gr6" draw:text-style-name="P4" draw:layer="layout" draw:type="line" svg:x1="28.903cm" svg:y1="14.97cm" svg:x2="26.363cm" svg:y2="16.24cm" draw:start-shape="id7" draw:start-glue-point="8" draw:end-shape="id10" draw:end-glue-point="4" svg:d="M28903 14970l-2540 1270" svg:viewBox="0 0 2541 1271">
          <text:p/>
        </draw:connector>
        <draw:connector draw:style-name="gr6" draw:text-style-name="P4" draw:layer="layout" draw:type="line" svg:x1="28.903cm" svg:y1="14.97cm" svg:x2="31.443cm" svg:y2="16.24cm" draw:start-shape="id7" draw:start-glue-point="8" draw:end-shape="id11" draw:end-glue-point="4" svg:d="M28903 14970l2540 1270" svg:viewBox="0 0 2541 1271">
          <text:p/>
        </draw:connector>
        <draw:connector draw:style-name="gr6" draw:text-style-name="P4" draw:layer="layout" draw:type="line" svg:x1="21.283cm" svg:y1="18.78cm" svg:x2="21.283cm" svg:y2="20.05cm" draw:start-shape="id9" draw:start-glue-point="8" draw:end-shape="id12" draw:end-glue-point="4" svg:d="M21283 18780v1270" svg:viewBox="0 0 1 1271">
          <text:p/>
        </draw:connector>
        <draw:connector draw:style-name="gr6" draw:text-style-name="P4" draw:layer="layout" draw:type="line" svg:x1="31.443cm" svg:y1="18.78cm" svg:x2="31.443cm" svg:y2="20.05cm" draw:start-shape="id11" draw:start-glue-point="8" draw:end-shape="id13" draw:end-glue-point="4" svg:d="M31443 18780v1270" svg:viewBox="0 0 1 1271">
          <text:p/>
        </draw:connector>
        <draw:custom-shape draw:style-name="gr7" draw:text-style-name="P4" draw:layer="layout" svg:width="1.27cm" svg:height="19.285cm" draw:transform="rotate (-1.5707963267949) translate (33.404cm 2.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7.995cm" svg:height="0.878cm" svg:x="2.433cm" svg:y="1.392cm">
          <draw:text-box>
            <text:p text:style-name="P5"><text:span text:style-name="T1">Lokale Versionen von Dateien</text:span></text:p>
          </draw:text-box>
        </draw:frame>
        <draw:frame draw:style-name="gr8" draw:text-style-name="P6" draw:layer="layout" svg:width="8.486cm" svg:height="0.878cm" svg:x="19.48cm" svg:y="1.392cm">
          <draw:text-box>
            <text:p text:style-name="P5"><text:span text:style-name="T1">Versionen von anderen Gerä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798cm" fo:page-height="24.0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20:10:04.724751266</dc:date>
    <meta:editing-duration>PT1H20M7S</meta:editing-duration>
    <meta:editing-cycles>9</meta:editing-cycles>
    <meta:generator>LibreOffice/5.1.6.2$Linux_X86_64 LibreOffice_project/10m0$Build-2</meta:generator>
    <meta:document-statistic meta:object-count="29"/>
  </office:meta>
</office:document-meta>
</file>